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author_28_s_29_">
      <style:paragraph-properties fo:line-height="150%"/>
      <style:text-properties style:font-name="Times New Roman"/>
    </style:style>
    <style:style style:name="P8" style:family="paragraph" style:parent-style-name="SBC_3a_paragraph_3a_first">
      <style:paragraph-properties fo:line-height="150%"/>
      <style:text-properties style:font-name="Times New Roman"/>
    </style:style>
    <style:style style:name="P9" style:family="paragraph" style:parent-style-name="SBC_3a_institution">
      <style:paragraph-properties fo:line-height="150%"/>
      <style:text-properties style:font-name="Times New Roman"/>
    </style:style>
    <style:style style:name="P10" style:family="paragraph" style:parent-style-name="SBC_3a_address">
      <style:paragraph-properties fo:line-height="150%"/>
      <style:text-properties style:font-name="Times New Roman"/>
    </style:style>
    <style:style style:name="P11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2" style:family="paragraph" style:parent-style-name="SBC_3a_title_3a_1">
      <style:paragraph-properties fo:line-height="150%"/>
      <style:text-properties style:font-name="Times New Roman"/>
    </style:style>
    <style:style style:name="P13" style:family="paragraph" style:parent-style-name="SBC_3a_title_3a_1">
      <style:paragraph-properties fo:line-height="150%" fo:break-before="page"/>
      <style:text-properties style:font-name="Times New Roman"/>
    </style:style>
    <style:style style:name="P14" style:family="paragraph" style:parent-style-name="SBC_3a_paragraph">
      <style:paragraph-properties fo:line-height="150%"/>
      <style:text-properties style:font-name="Times New Roman"/>
    </style:style>
    <style:style style:name="P15" style:family="paragraph" style:parent-style-name="SBC_3a_paragraph" style:list-style-name="L4">
      <style:paragraph-properties fo:line-height="150%"/>
      <style:text-properties style:font-name="Times New Roman"/>
    </style:style>
    <style:style style:name="P16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7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8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9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20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1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2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problema da medição de Rick Sanchez</text:p>
      <text:p text:style-name="P7">Felipe Matheus Guimarães dos Santos<text:span text:style-name="T1">1</text:span></text:p>
      <text:p text:style-name="P9"><text:span text:style-name="T1">1</text:span>Departamento de Ciência da Computação – Universidade Federal de Minas Gerais (UFMG)</text:p>
      <text:p text:style-name="P10">2018098688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12" text:outline-level="1">Introdução</text:h>
      <text:p text:style-name="P8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frascos.</text:p>
      <text:p text:style-name="P8"><text:tab/>Para resolver esse problema, serão usadas as estruturas de dados vistas em aula: fila e lista encadeada. A lista se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2" text:outline-level="1">Implementação</text:h>
      <text:p text:style-name="P8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 (versão 8.2.0), utilizando a versão 17 do c++: <text:span text:style-name="T2">g++ -std=c++17 [arquivos] -o [executável]</text:span>.</text:p>
      <text:p text:style-name="P1">O programa principal roda em loop infinito, recebendo um inteiro e um caractere de entrada, separados por enter ou espaço. O único retorno do programa é o número mínimo de operações para fazer uma medição, o qual é impresso na saída padrão. O loop do programa principal é interrompido por EOF ou manualmente: inserindo um frasco de tamanho 0 (zero) e/ou a letra 'e', separados por espaço, ex: 0 e, 0 i, 12 e.</text:p>
      <text:p text:style-name="P1"><text:soft-page-break/>O nome da variável <text:span text:style-name="T2">int</text:span> foi trocado para '<text:span text:style-name="T2">TipoItem</text:span>' quando se tratava de atributos da lista, apenas para o código ficar mais geral, porém, não há necessidade de tê-lo feito, pois os dados de entrada sempre serão inteiros.</text:p>
      <text:list xml:id="list2749082840855413220" text:style-name="L1">
        <text:list-header>
          <text:p text:style-name="P17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37321057" text:continue-numbering="true" text:style-name="L1">
        <text:list-header>
          <text:p text:style-name="P20"><text:tab/>Foram usadas duas estruturas para a criação da fila: o struct <text:span text:style-name="T2">Medida</text:span>, o qual armazena um inteiro para a quantidade de medições e outro inteiro para a quantidade de mls; e o struct <text:span text:style-name="T2">Node_f</text:span>, o qual armazena um struct <text:span text:style-name="T2">Medida</text:span> como um atributo e um ponteiro <text:span text:style-name="T2">Node_f*</text:span> para o próximo nó da lista. Os métodos do TAD Fila são:</text:p>
        </text:list-header>
      </text:list>
      <text:list xml:id="list845831640723708447" text:style-name="L2">
        <text:list-item>
          <text:p text:style-name="P18"><text:span text:style-name="T10">Construtor</text:span>: A fila foi implementada com a célula cabeça, i.e., a primeira célula nunca será removida, tampouco terá valor armazenado. Além disso, também é armazenada a quantidade de números inseridos, para facilitar alguns métodos. O construtor da fila é igual ao da lista encadeada, mudando apenas o tipo de ponteiro – de <text:span text:style-name="T2">Node_t</text:span> para <text:span text:style-name="T2">Node_f</text:span>.</text:p>
        </text:list-item>
        <text:list-item>
          <text:p text:style-name="P18"><text:span text:style-name="T10">Destrutor</text:span>: Padrão.</text:p>
        </text:list-item>
        <text:list-item>
          <text:p text:style-name="P18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8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8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9">Comparar<text:span text:style-name="T4">: Método criado para reduzir a quantidade de elementos na lista e, consequentemente, o número de operações repetidades. Está dentro do loop de medição da lista e recebe como parâmetro a soma - ou subtração - do primeiro elemento da fila com todos frascos, um de cada vez. Se esse valor já estiver presente na fila, retornará falso e não será armazenado novamente, evitando </text:span><text:soft-page-break/><text:span text:style-name="T4">operações redundantes. Caso contrário, retorna 1 e o valor será armazenado na fila para futuras operações.</text:span></text:p>
        </text:list-item>
        <text:list-item>
          <text:p text:style-name="P18"><text:span text:style-name="T10">Imprime</text:span>: Método criado para teste de inserção e remoção. Não necessário para o TP.</text:p>
        </text:list-item>
      </text:list>
      <text:list xml:id="list8343393555945969996" text:style-name="L3">
        <text:list-header>
          <text:p text:style-name="P22">2.2. <text:s/>Lista Encadeada</text:p>
        </text:list-header>
      </text:list>
      <text:p text:style-name="P1">A<text:span text:style-name="T4"> lista, assim como a fila, também foi baseada nos slides e modificada com </text:span><text:span text:style-name="T4">orientação a objetos aprendida na displina PDS2.</text:span></text:p>
      <text:p text:style-name="P1">A estrutura criada para a implementação da lista é um struct chamado <text:span text:style-name="T2">Node_t</text:span>, o qual armazena um valor inteiro (<text:span text:style-name="T2">TipoItem</text:span>) de ml e um ponteiro <text:span text:style-name="T2">Node_t*</text:span> para o próximo nó da lista. Os métodos do TAD ListaSimples são:</text:p>
      <text:list xml:id="list6808724529978327039" text:style-name="L4">
        <text:list-item>
          <text:p text:style-name="P15"><text:span text:style-name="T10">Construtor</text:span>: A lista também foi implementada com a célula cabeça. Além disso, também é armazenada a quantidade de números inseridos, para facilitar alguns métodos.</text:p>
        </text:list-item>
        <text:list-item>
          <text:p text:style-name="P15"><text:span text:style-name="T10">Destrutor</text:span>: Padrão.</text:p>
        </text:list-item>
        <text:list-item>
          <text:p text:style-name="P15"><text:span text:style-name="T10">Incluir elemento</text:span>: A inserção de elementos na lista ocorre apenas no fim, pois a ordem dos elementos inseridos não é relevante para o problema.</text:p>
        </text:list-item>
        <text:list-item>
          <text:p text:style-name="P15"><text:span text:style-name="T10">Remover elemento</text:span>: A remoção de elementos é mais complexa que a inserção, pois, precisa-se saber a posição do elemento escolhido pelo usuário, o qual é passado por parâmetro para o método. Para tal, a lista é iterada usando dois ponteiros <text:span text:style-name="T2">Node_t *</text:span>, um para a posição <text:span text:style-name="T2">anterior</text:span> e outro para a posição <text:span text:style-name="T2">seguinte</text:span>. O ponteiro '<text:span text:style-name="T2">seguinte</text:span>' compara o valor passado para o método com o atributo do struct. Se o valor não for igual, passa-se para o próximo nó da lista, indo até o fim da lista. Porém, se o valor passado para o método for igual ao atributo do struct, o ponteiro para o próximo nó de '<text:span text:style-name="T2">anterior</text:span>' aponta para o próximo de '<text:span text:style-name="T2">seguinte</text:span>' e deleta o ponteiro '<text:span text:style-name="T2">seguinte</text:span>' da lista.</text:p>
        </text:list-item>
        <text:list-item>
          <text:p text:style-name="P15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6"><text:soft-page-break/>O primeiro elemento da fila é escolhido para as operações e é instantaneamente removido da fila. Esse valor é utilizado como índice e as operações são feitas dele para a lista de frascos. A cada operação - soma ou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de operações, é adicionado na fila para uma próxima iteração.</text:p>
          <text:p text:style-name="P16">Esse loop é repetido até que se encontre o valor das operações com os frascos disponíveis.</text:p>
          <text:p text:style-name="P16">Não foi criado um validador, pois todas as entradas de teste serão válidas.</text:p>
        </text:list-item>
        <text:list-item>
          <text:p text:style-name="P15"><text:span text:style-name="T10">Imprime</text:span>: Método criado apenas para testar a implementação da lista. Imprime todos os elementos da lista separados por um tab (\t) pulando de nó em nó até encontrar o fim da lista, ou seja, um ponteiro que aponta para nulo (<text:span text:style-name="T2">nullptr</text:span>). Não necessário para o TP.</text:p>
        </text:list-item>
      </text:list>
      <text:list xml:id="list8488567475171882915" text:style-name="L5">
        <text:list-header>
          <text:p text:style-name="P21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 Matheus Diniz, portanto, apenas foram alterados os nomes dos arquivos <text:span text:style-name="T2">.cpp</text:span> e <text:span text:style-name="T2">.o</text:span>.</text:p>
      <text:h text:style-name="P12" text:outline-level="1">Instruções de compilação e execução</text:h>
      <text:p text:style-name="P8"><text:tab/>Para compilar e executar o programa usa-se o Makefile. Para tal, abra o Terminal e entre no diretório onde se encontra o programa, i.e., ...<text:span text:style-name="T2">/felipe_guimaraes/src</text:span>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12" text:outline-level="1">Análise de complexidade</text:h>
      <text:p text:style-name="P8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</text:span></text:p>
      <text:p text:style-name="P8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oft-page-break/><text:span text:style-name="T2">imprime </text:span><text:span text:style-name="T7">e </text:span><text:span text:style-name="T2">limpar</text:span><text:span text:style-name="T7"> têm custo linear. </text:span></text:p>
      <text:p text:style-name="P8"><text:span text:style-name="T7"><text:tab/>O método </text:span><text:span text:style-name="T2">remover_elemento </text:span><text:span text:style-name="T7">tem</text:span><text:span text:style-name="T2"> </text:span><text:span text:style-name="T7">custo linear no pior caso e custo constante no melhor caso: o pior caso acontece quando o item a ser removido está no último nó da lista; e o melhor caso acontece quando o item a ser removido está na primeira posição. </text:span><text:span text:style-name="T2"><text:s/></text:span></text:p>
      <text:p text:style-name="P8"><text:span text:style-name="T2"><text:tab/></text:span><text:span text:style-name="T7">E por fim, o método </text:span><text:span text:style-name="T2">medicao</text:span><text:span text:style-name="T7"> é de ordem exponencial no pior caso e de ordem </text:span><text:span text:style-name="T7">linear no melhor caso: o melhor caso acontece <text:s/>quando o número medido é um frasco registrado; e o pior caso acontece quando o <text:s/>número de combinações de frascos é muito grande.</text:span></text:p>
      <text:h text:style-name="P12" text:outline-level="1">Conclusão</text:h>
      <text:p text:style-name="P8"><text:tab/>Portanto, para concluir o presente trabalho foram usadas duas estruturas de dados: lista encadeada e fila. A utilização de cada uma dessas EDs foi pensada de acordo com as especificações do professor e o auxílio do monitor Allison Svaigen.</text:p>
      <text:p text:style-name="P1">A maior dificuldade do trabalho estava na iteração da fila para fazer as medições, porém, com as explicações alto-nível do monitor, ficou mais simples de ser implementada.</text:p>
      <text:p text:style-name="P1">A lógica por trás da medição é testar todas as possíveis combinações de frascos: somar e subtrair os valores dos frascos até chegar na quantidade requisitada. Para isso, cada medição inconclusiva é adicionada na fila, com sua respectiva quantidade de operações, para ser reutilizada em outra operação posteriormente.</text:p>
      <text:p text:style-name="P1">Logo, o trabalho cumpre o que era esperado: utilizar todo o conhecimento que foi acumulado desde o ingresso na Universidade e o conhecimento de EDs.</text:p>
      <text:p text:style-name="P1">O código e a documentação deste trabalho estão disponíveis no GitHub: <text:a xlink:type="simple" xlink:href="https://github.com/FelipeGuimaraes42/ListaFrascosRick" text:style-name="Internet_20_link" text:visited-style-name="Visited_20_Internet_20_Link">https://github.com/FelipeGuimaraes42/ListaFrascosRick</text:a></text:p>
      <text:p text:style-name="P1"/>
      <text:h text:style-name="P13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8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70</meta:editing-cycles>
    <meta:editing-duration>PT12H6M48S</meta:editing-duration>
    <dc:date>2019-10-03T17:10:49.70</dc:date>
    <dc:creator>Felipe Guimaraes</dc:creator>
    <meta:document-statistic meta:table-count="0" meta:image-count="0" meta:object-count="0" meta:page-count="6" meta:paragraph-count="54" meta:word-count="1557" meta:character-count="9478"/>
    <meta:user-defined meta:name="Info 1"/>
    <meta:user-defined meta:name="Info 2"/>
    <meta:user-defined meta:name="Info 3"/>
    <meta:user-defined meta:name="Info 4"/>
  </office:meta>
</office:document-meta>
</file>